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6e1c" officeooo:paragraph-rsid="000f6e1c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f6e1c" officeooo:paragraph-rsid="000f6e1c" style:font-weight-asian="bold" style:font-weight-complex="bold"/>
    </style:style>
    <style:style style:name="P3" style:family="paragraph" style:parent-style-name="Standard">
      <style:text-properties officeooo:rsid="00115492" officeooo:paragraph-rsid="00115492"/>
    </style:style>
    <style:style style:name="P4" style:family="paragraph" style:parent-style-name="Standard">
      <style:text-properties officeooo:rsid="0014b4b9" officeooo:paragraph-rsid="0014b4b9"/>
    </style:style>
    <style:style style:name="P5" style:family="paragraph" style:parent-style-name="Standard">
      <style:text-properties fo:font-weight="bold" officeooo:rsid="0014b4b9" officeooo:paragraph-rsid="0014b4b9" style:font-weight-asian="bold" style:font-weight-complex="bold"/>
    </style:style>
    <style:style style:name="P6" style:family="paragraph" style:parent-style-name="Standard">
      <style:text-properties fo:font-weight="bold" officeooo:rsid="0019a2cc" officeooo:paragraph-rsid="0019a2cc" style:font-weight-asian="bold" style:font-weight-complex="bold"/>
    </style:style>
    <style:style style:name="P7" style:family="paragraph" style:parent-style-name="Standard">
      <style:text-properties fo:font-weight="bold" officeooo:rsid="001dd9b9" officeooo:paragraph-rsid="001dd9b9" style:font-weight-asian="bold" style:font-weight-complex="bold"/>
    </style:style>
    <style:style style:name="P8" style:family="paragraph" style:parent-style-name="Standard">
      <style:text-properties officeooo:rsid="0015dfdf" officeooo:paragraph-rsid="0015dfdf"/>
    </style:style>
    <style:style style:name="P9" style:family="paragraph" style:parent-style-name="Standard">
      <style:text-properties officeooo:rsid="0019a2cc" officeooo:paragraph-rsid="0019a2cc"/>
    </style:style>
    <style:style style:name="P10" style:family="paragraph" style:parent-style-name="Standard">
      <style:text-properties officeooo:rsid="001c53b7" officeooo:paragraph-rsid="001c53b7"/>
    </style:style>
    <style:style style:name="P11" style:family="paragraph" style:parent-style-name="Standard">
      <style:text-properties officeooo:rsid="001dd9b9" officeooo:paragraph-rsid="001dd9b9"/>
    </style:style>
    <style:style style:name="P12" style:family="paragraph" style:parent-style-name="Preformatted_20_Text">
      <style:text-properties officeooo:rsid="0014b4b9" officeooo:paragraph-rsid="0014b4b9"/>
    </style:style>
    <style:style style:name="P13" style:family="paragraph" style:parent-style-name="Preformatted_20_Text">
      <style:text-properties officeooo:rsid="0015dfdf" officeooo:paragraph-rsid="0015dfdf"/>
    </style:style>
    <style:style style:name="P14" style:family="paragraph" style:parent-style-name="Preformatted_20_Text">
      <style:text-properties officeooo:rsid="001dd9b9" officeooo:paragraph-rsid="001dd9b9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P16" style:family="paragraph" style:parent-style-name="Standard">
      <style:text-properties fo:language="pt" fo:country="PT" officeooo:rsid="001dd9b9" officeooo:paragraph-rsid="001dd9b9"/>
    </style:style>
    <style:style style:name="P17" style:family="paragraph" style:parent-style-name="Standard">
      <style:text-properties officeooo:rsid="001dd9b9" officeooo:paragraph-rsid="001dd9b9"/>
    </style:style>
    <style:style style:name="P18" style:family="paragraph" style:parent-style-name="Standard">
      <style:text-properties officeooo:rsid="001f6708" officeooo:paragraph-rsid="001f6708"/>
    </style:style>
    <style:style style:name="T1" style:family="text">
      <style:text-properties fo:font-size="14pt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122b60"/>
    </style:style>
    <style:style style:name="T4" style:family="text">
      <style:text-properties fo:language="pt" fo:country="PT" officeooo:rsid="00123522"/>
    </style:style>
    <style:style style:name="T5" style:family="text">
      <style:text-properties fo:language="pt" fo:country="PT" officeooo:rsid="0013b27f"/>
    </style:style>
    <style:style style:name="T6" style:family="text">
      <style:text-properties fo:language="pt" fo:country="PT" officeooo:rsid="0017b042"/>
    </style:style>
    <style:style style:name="T7" style:family="text">
      <style:text-properties fo:language="pt" fo:country="PT" officeooo:rsid="001ad8ec"/>
    </style:style>
    <style:style style:name="T8" style:family="text">
      <style:text-properties fo:language="pt" fo:country="PT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onent Security no CakePHP 3</text:p>
      <text:p text:style-name="P1"/>
      <text:p text:style-name="P1"/>
      <text:p text:style-name="P1"><text:span text:style-name="Emphasis">class </text:span><text:span text:style-name="Teletype">SecurityComponent</text:span><text:span text:style-name="T1">(</text:span><text:span text:style-name="Emphasis">ComponentCollection $collection</text:span>, <text:span text:style-name="Emphasis">array $config =</text:span>[]<text:span text:style-name="T1">)</text:span> </text:p>
      <text:p text:style-name="P1"/>
      <text:p text:style-name="P3">O Componente security cria uma maneira fácil de integrar uma segurança mais reforçada em suas aplicações. Ele oferece métodos para várias tarefas como:</text:p>
      <text:p text:style-name="P3"/>
      <text:p text:style-name="P3">- Restringir que métodos HTTP sua aplicação aceita</text:p>
      <text:p text:style-name="P3">- Proteção contra adulteração dos formulários</text:p>
      <text:p text:style-name="P3">- Requerer que SSL seja usado</text:p>
      <text:p text:style-name="P3">- Limitando a comunicação cruzada para controllers</text:p>
      <text:p text:style-name="P3"/>
      <text:p text:style-name="P3">Pode ser configurado através do método beforeFilter.</text:p>
      <text:p text:style-name="P3"/>
      <text:p text:style-name="P3">Usando o Componente Security você automaticamente recebe proteção contra adulteração de formulários. Token oculto deve ser automaticamente inserido nos forms e checados pelo componente Security.</text:p>
      <text:p text:style-name="P3"/>
      <text:p text:style-name="P3">Se você está usando a proteção do Componente Security </text:p>
      <text:p text:style-name="P3"><text:bookmark text:name="result_box"/><text:span text:style-name="T2">Se você estiver usando recursos de proteção de forms do componente Security e outros componentes que processam dados de formulários em seus callback startup(), não se esqueça de colocar componentes Security antes desses componentes em seu método initialize().</text:span> </text:p>
      <text:p text:style-name="P3"/>
      <text:p text:style-name="P3"><text:span text:style-name="T3">Quando </text:span><text:span text:style-name="T2">usar o componente </text:span><text:span text:style-name="T3">Security</text:span><text:span text:style-name="T2"> você deve usar o FormHelper para criar seus formulários. Além disso, você não deve s</text:span><text:span text:style-name="T3">obrescrever</text:span><text:span text:style-name="T2"> qualquer um dos atributos "nome" dos campos. O componente </text:span><text:span text:style-name="T3">Security</text:span><text:span text:style-name="T2"> procura por certos indicadores que são criados e gerenciados pelo FormHelper (especialmente aqueles c</text:span><text:span text:style-name="T3">reated</text:span><text:span text:style-name="T2"> </text:span><text:span text:style-name="T3">em</text:span><text:span text:style-name="T2"> V</text:span><text:span text:style-name="T3">iew</text:span><text:span text:style-name="T2">\Helper\FormHelper::create() e Vi</text:span><text:span text:style-name="T3">ew</text:span><text:span text:style-name="T2">\Helper\FormHelper::end()). Dinamicamente alterar os campos que são </text:span><text:span text:style-name="T4">submetidos</text:span><text:span text:style-name="T2"> em um pedido POST (por exemplo, </text:span><text:span text:style-name="T4">desabling</text:span><text:span text:style-name="T2">, </text:span><text:span text:style-name="T4">deleting</text:span><text:span text:style-name="T2"> ou cr</text:span><text:span text:style-name="T4">eating</text:span><text:span text:style-name="T2"> novos campos via JavaScript) é susceptível de causar </text:span><text:span text:style-name="T4">o</text:span><text:span text:style-name="T2"> </text:span><text:span text:style-name="T4">request</text:span><text:span text:style-name="T2"> para ser enviad</text:span><text:span text:style-name="T4">o</text:span><text:span text:style-name="T2"> para a </text:span><text:span text:style-name="T4">callback</text:span><text:span text:style-name="T2"> blackhole. Veja a $validatePost ou </text:span><text:span text:style-name="T4">o</text:span><text:span text:style-name="T2"> parâmetro de configuração </text:span><text:span text:style-name="T4">$</text:span><text:span text:style-name="T2">disabledFields.<text:line-break/><text:line-break/>Você deve sempre verificar o método HTTP a ser utilizado antes de executar efeitos colaterais. Você deve verificar o método HTTP ou usar </text:span><text:span text:style-name="T5">Cake</text:span><text:span text:style-name="T2">\Network\Request::allowMethod() para garantir </text:span><text:span text:style-name="T5">que </text:span><text:span text:style-name="T2">o método HTTP correto </text:span><text:span text:style-name="T5">foi</text:span><text:span text:style-name="T2"> usado.</text:span> </text:p>
      <text:p text:style-name="P3"/>
      <text:p text:style-name="P5">Usando o Componente Security</text:p>
      <text:p text:style-name="P4"/>
      <text:p text:style-name="P4">O uso do componente Security geralmente é feito no método beforeFilter() dos Controllers. Você deve especificar as restrições de segurança que você deseja e o componente Security deve reforçar então em seu startup():</text:p>
      <text:p text:style-name="P4"/>
      <text:p text:style-name="P12">namespace App\Controller;</text:p>
      <text:p text:style-name="Preformatted_20_Text"/>
      <text:p text:style-name="Preformatted_20_Text">use App\Controller\AppController;</text:p>
      <text:p text:style-name="Preformatted_20_Text">use Cake\Event\Event;</text:p>
      <text:p text:style-name="Preformatted_20_Text"/>
      <text:p text:style-name="Preformatted_20_Text">class WidgetsController extends AppController</text:p>
      <text:p text:style-name="Preformatted_20_Text">{</text:p>
      <text:p text:style-name="Preformatted_20_Text"><text:soft-page-break/></text:p>
      <text:p text:style-name="Preformatted_20_Text"><text:s text:c="4"/>public function initialize()</text:p>
      <text:p text:style-name="Preformatted_20_Text"><text:s text:c="4"/>{</text:p>
      <text:p text:style-name="Preformatted_20_Text"><text:s text:c="8"/>parent::initialize();</text:p>
      <text:p text:style-name="Preformatted_20_Text"><text:s text:c="8"/>$this-&gt;loadComponent('Security');</text:p>
      <text:p text:style-name="Preformatted_20_Text"><text:s text:c="4"/>}</text:p>
      <text:p text:style-name="Preformatted_20_Text"/>
      <text:p text:style-name="Preformatted_20_Text"><text:s text:c="4"/>public function beforeFilter(Event $event)</text:p>
      <text:p text:style-name="Preformatted_20_Text"><text:s text:c="4"/>{</text:p>
      <text:p text:style-name="Preformatted_20_Text"><text:s text:c="8"/>if (isset($this-&gt;request-&gt;params['admin'])) {</text:p>
      <text:p text:style-name="Preformatted_20_Text"><text:s text:c="12"/>$this-&gt;Security-&gt;requireSecure();</text:p>
      <text:p text:style-name="Preformatted_20_Text"><text:s text:c="8"/>}</text:p>
      <text:p text:style-name="Preformatted_20_Text"><text:s text:c="4"/>}</text:p>
      <text:p text:style-name="P15">}</text:p>
      <text:p text:style-name="P8">O exemplo acima deve forçar todos os actions que tem rota admin para exigir seguras request SSL:</text:p>
      <text:p text:style-name="P8"/>
      <text:p text:style-name="P13">namespace App\Controller;</text:p>
      <text:p text:style-name="Preformatted_20_Text"/>
      <text:p text:style-name="Preformatted_20_Text">use App\Controller\AppController;</text:p>
      <text:p text:style-name="Preformatted_20_Text">use Cake\Event\Event;</text:p>
      <text:p text:style-name="Preformatted_20_Text"/>
      <text:p text:style-name="Preformatted_20_Text">class WidgetsController extends AppController</text:p>
      <text:p text:style-name="Preformatted_20_Text">{</text:p>
      <text:p text:style-name="Preformatted_20_Text"/>
      <text:p text:style-name="Preformatted_20_Text"><text:s text:c="4"/>public function initialize()</text:p>
      <text:p text:style-name="Preformatted_20_Text"><text:s text:c="4"/>{</text:p>
      <text:p text:style-name="Preformatted_20_Text"><text:s text:c="8"/>parent::initialize();</text:p>
      <text:p text:style-name="Preformatted_20_Text"><text:s text:c="8"/>$this-&gt;loadComponent('Security', ['blackHoleCallback' =&gt; 'forceSSL']);</text:p>
      <text:p text:style-name="Preformatted_20_Text"><text:s text:c="4"/>}</text:p>
      <text:p text:style-name="Preformatted_20_Text"/>
      <text:p text:style-name="Preformatted_20_Text"><text:s text:c="4"/>public function beforeFilter(Event $event)</text:p>
      <text:p text:style-name="Preformatted_20_Text"><text:s text:c="4"/>{</text:p>
      <text:p text:style-name="Preformatted_20_Text"><text:s text:c="8"/>if (isset($this-&gt;params['admin'])) {</text:p>
      <text:p text:style-name="Preformatted_20_Text"><text:s text:c="12"/>$this-&gt;Security-&gt;requireSecure(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forceSSL()</text:p>
      <text:p text:style-name="Preformatted_20_Text"><text:s text:c="4"/>{</text:p>
      <text:p text:style-name="Preformatted_20_Text"><text:s text:c="8"/>return $this-&gt;redirect('https://' . env('SERVER_NAME') . $this-&gt;request-&gt;here);</text:p>
      <text:p text:style-name="Preformatted_20_Text"><text:s text:c="4"/>}</text:p>
      <text:p text:style-name="P15">}</text:p>
      <text:p text:style-name="P8"><text:bookmark text:name="result_box2"/><text:span text:style-name="T2">Este exemplo poderia forçar todas as ações que tiver</text:span><text:span text:style-name="T6">e</text:span><text:span text:style-name="T2">m admin routing para exigir solicitações SSL seguras. Quando o pedido é preto furado/</text:span><text:span text:style-name="T6">black holed</text:span><text:span text:style-name="T2">, ele irá chamar o callback </text:span><text:span text:style-name="T6">denominado </text:span><text:span text:style-name="T2">forceSSL(), que irá redirecionar solicitações não seguras para proteger os pedidos automaticamente.</text:span> </text:p>
      <text:p text:style-name="P8"/>
      <text:p text:style-name="P6">Proteção CSRF</text:p>
      <text:p text:style-name="P9"/>
      <text:p text:style-name="P9"><text:bookmark text:name="result_box3"/><text:span text:style-name="T2">CSRF ou Cross Site Request Forgery é uma vulnerabilidade comum em aplicações web. El</text:span><text:span text:style-name="T7">a</text:span><text:span text:style-name="T2"> permite que um atacante captur</text:span><text:span text:style-name="T7">e</text:span><text:span text:style-name="T2"> e reproduz</text:span><text:span text:style-name="T7">a</text:span><text:span text:style-name="T2"> um pedido anterior, e às vezes enviar solicitações de dados usando tags ou recursos de imagem em outros domínios. Para habilitar os recursos de proteção CSRF usar o </text:span><text:span text:style-name="T8">Request Forgery Cross Site</text:span><text:span text:style-name="T2">:</text:span></text:p>
      <text:p text:style-name="P10"><text:a xlink:type="simple" xlink:href="http://book.cakephp.org/3.0/en/controllers/components/csrf.html" text:style-name="Internet_20_link" text:visited-style-name="Visited_20_Internet_20_Link">http://book.cakephp.org/3.0/en/controllers/components/csrf.html</text:a><text:span text:style-name="T2"> </text:span></text:p>
      <text:p text:style-name="P9"/>
      <text:p text:style-name="P8"/>
      <text:p text:style-name="P7"><text:soft-page-break/>Desabilitando o Componente Security para Actions Específicos</text:p>
      <text:p text:style-name="P11"/>
      <text:p text:style-name="P16"><text:bookmark text:name="result_box4"/>Pode haver casos em que você deseja desativar todas as verificações de segurança para um action (ex. AJAX requests). Você pode "unlock" essas ações, listando-os em </text:p>
      <text:p text:style-name="P11"><text:span text:style-name="T2">$this-&gt;Security-&gt;unlockedActions em seu beforeFilter(). A propriedade unlockedActions não afetará outras características do SecurityComponent:</text:span> </text:p>
      <text:p text:style-name="P11"/>
      <text:p text:style-name="P14">namespace App\Controller;</text:p>
      <text:p text:style-name="Preformatted_20_Text"/>
      <text:p text:style-name="Preformatted_20_Text">use App\Controller\AppController;</text:p>
      <text:p text:style-name="Preformatted_20_Text">use Cake\Event\Event;</text:p>
      <text:p text:style-name="Preformatted_20_Text"/>
      <text:p text:style-name="Preformatted_20_Text">class WidgetController extends AppController</text:p>
      <text:p text:style-name="Preformatted_20_Text">{</text:p>
      <text:p text:style-name="Preformatted_20_Text"/>
      <text:p text:style-name="Preformatted_20_Text"><text:s text:c="4"/>public function initialize()</text:p>
      <text:p text:style-name="Preformatted_20_Text"><text:s text:c="4"/>{</text:p>
      <text:p text:style-name="Preformatted_20_Text"><text:s text:c="8"/>parent::initialize();</text:p>
      <text:p text:style-name="Preformatted_20_Text"><text:s text:c="8"/>$this-&gt;loadComponent('Security');</text:p>
      <text:p text:style-name="Preformatted_20_Text"><text:s text:c="4"/>}</text:p>
      <text:p text:style-name="Preformatted_20_Text"/>
      <text:p text:style-name="Preformatted_20_Text"><text:s text:c="4"/>public function beforeFilter(Event $event)</text:p>
      <text:p text:style-name="Preformatted_20_Text"><text:s text:c="4"/>{</text:p>
      <text:p text:style-name="Preformatted_20_Text"><text:s text:c="9"/>$this-&gt;Security-&gt;config('unlockedActions', ['edit']);</text:p>
      <text:p text:style-name="Preformatted_20_Text"><text:s text:c="4"/>}</text:p>
      <text:p text:style-name="P15">}</text:p>
      <text:p text:style-name="P18">Este exemplo deve desabilitar todos os cheques de segurança para o action edit.</text:p>
      <text:p text:style-name="P11"/>
      <text:p text:style-name="P18">Mais</text:p>
      <text:p text:style-name="P18"><text:a xlink:type="simple" xlink:href="http://book.cakephp.org/3.0/en/controllers/components/security.html" text:style-name="Internet_20_link" text:visited-style-name="Visited_20_Internet_20_Link">http://book.cakephp.org/3.0/en/controllers/components/security.html</text:a> </text:p>
      <text:p text:style-name="P18"><text:a xlink:type="simple" xlink:href="http://book.cakephp.org/3.0/en/core-libraries/security.html" text:style-name="Internet_20_link" text:visited-style-name="Visited_20_Internet_20_Link">http://book.cakephp.org/3.0/en/core-libraries/security.html</text:a></text:p>
      <text:p text:style-name="P18"><text:a xlink:type="simple" xlink:href="http://book.cakephp.org/3.0/en/controllers/components/csrf.html" text:style-name="Internet_20_link" text:visited-style-name="Visited_20_Internet_20_Link">http://book.cakephp.org/3.0/en/controllers/components/csrf.html</text:a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4:35:59.867000000</meta:creation-date>
    <dc:date>2016-05-13T15:33:41.525000000</dc:date>
    <meta:editing-duration>PT33M39S</meta:editing-duration>
    <meta:editing-cycles>16</meta:editing-cycles>
    <meta:generator>LibreOffice/5.1.2.2$Windows_x86 LibreOffice_project/d3bf12ecb743fc0d20e0be0c58ca359301eb705f</meta:generator>
    <meta:document-statistic meta:table-count="0" meta:image-count="0" meta:object-count="0" meta:page-count="3" meta:paragraph-count="80" meta:word-count="579" meta:character-count="4862" meta:non-whitespace-character-count="4148"/>
  </office:meta>
</office:document-meta>
</file>